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erif" svg:font-family="'Liberation Serif', 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05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2.24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-26% 58%"/>
    </style:style>
  </office:automatic-styles>
  <office:body>
    <office:spreadsheet>
      <table:calculation-settings table:automatic-find-labels="false" table:use-regular-expressions="false" table:use-wildcards="true"/>
      <table:table table:name="dBm - V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Ueff</text:p>
          </table:table-cell>
          <table:table-cell table:style-name="ce2" office:value-type="string" calcext:value-type="string">
            <text:p>P(W)</text:p>
          </table:table-cell>
          <table:table-cell table:style-name="ce2" office:value-type="string" calcext:value-type="string">
            <text:p>P(dBm)</text:p>
          </table:table-cell>
        </table:table-row>
        <table:table-row table:style-name="ro1">
          <table:table-cell table:style-name="ce1" table:formula="of:=26*10^-3" office:value-type="float" office:value="0.026" calcext:value-type="float">
            <text:p>0,026</text:p>
          </table:table-cell>
          <table:table-cell table:style-name="ce2" table:formula="of:=[.A4]^2/[.B1]" office:value-type="float" office:value="0.00001352" calcext:value-type="float">
            <text:p>1,352E-05</text:p>
          </table:table-cell>
          <table:table-cell table:style-name="ce2" table:formula="of:=10*LOG10([.B4]/(1*10^(-3)))" office:value-type="float" office:value="-18.6902330839438" calcext:value-type="float">
            <text:p>-18,6902330839438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" office:value-type="string" calcext:value-type="string">
            <text:p>P(dBm)</text:p>
          </table:table-cell>
          <table:table-cell table:style-name="ce2" office:value-type="string" calcext:value-type="string">
            <text:p>P(W)</text:p>
          </table:table-cell>
          <table:table-cell table:style-name="ce2" office:value-type="string" calcext:value-type="string">
            <text:p>Ueff</text:p>
          </table:table-cell>
        </table:table-row>
        <table:table-row table:style-name="ro1">
          <table:table-cell table:style-name="ce1" table:formula="of:=-92.5" office:value-type="float" office:value="-92.5" calcext:value-type="float">
            <text:p>-92,5</text:p>
          </table:table-cell>
          <table:table-cell table:style-name="ce2" table:formula="of:=(1*10^(-3))*(10^([.A8]/10))" office:value-type="float" office:value="0.000000000000562341325190349" calcext:value-type="float">
            <text:p>5,62341325190349E-13</text:p>
          </table:table-cell>
          <table:table-cell table:style-name="ce2" table:formula="of:=SQRT([.B8]*[.B1])" office:value-type="float" office:value="0.00000530255280591504" calcext:value-type="float">
            <text:p>5,30255280591504E-06</text:p>
          </table:table-cell>
        </table:table-row>
      </table:table>
      <table:table table:name="sensi_detecteur_HF" table:style-name="ta1">
        <table:table-column table:style-name="co1" table:default-cell-style-name="ce6"/>
        <table:table-column table:style-name="co1" table:number-columns-repeated="6" table:default-cell-style-name="Default"/>
        <table:table-row table:style-name="ro2">
          <table:table-cell table:style-name="ce5" office:value-type="string" calcext:value-type="string">
            <text:p>V<text:span text:style-name="T1">T</text:span></text:p>
          </table:table-cell>
          <table:table-cell table:formula="of:=26*10^-3" office:value-type="float" office:value="0.026" calcext:value-type="float">
            <text:p>0,02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<text:span text:style-name="T1">s</text:span></text:p>
          </table:table-cell>
          <table:table-cell table:formula="of:=99.5*10^(-12)" office:value-type="float" office:value="0.0000000000995" calcext:value-type="float">
            <text:p>9,95E-11</text:p>
          </table:table-cell>
          <table:table-cell table:number-columns-repeated="3"/>
          <table:table-cell table:formula="of:=500*10^(-6)" office:value-type="float" office:value="0.0005" calcext:value-type="float">
            <text:p>0,0005</text:p>
          </table:table-cell>
          <table:table-cell table:formula="of:=1*10^(-6)" office:value-type="float" office:value="0.000001" calcext:value-type="float">
            <text:p>1E-06</text:p>
          </table:table-cell>
        </table:table-row>
        <table:table-row table:style-name="ro2">
          <table:table-cell table:style-name="ce7" office:value-type="string" calcext:value-type="string">
            <text:p>R<text:span text:style-name="T1">L</text:span></text:p>
          </table:table-cell>
          <table:table-cell table:formula="of:=5*10^6" office:value-type="float" office:value="5000000" calcext:value-type="float">
            <text:p>500000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F3]*[.G2]/[.F2]" office:value-type="float" office:value="0.01" calcext:value-type="float">
            <text:p>0,01</text:p>
          </table:table-cell>
        </table:table-row>
        <table:table-row table:style-name="ro3">
          <table:table-cell office:value-type="string" calcext:value-type="string">
            <text:p>R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[.G4]*[.F2]/[.G2]"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K</text:p>
          </table:table-cell>
          <table:table-cell table:formula="of:=[.B3]*[.B2]/(4*[.B4]*[.B1]^2)" office:value-type="float" office:value="0.00367973372781065" calcext:value-type="float">
            <text:p>0,00367973372781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erif" svg:font-family="'Liberation Serif', 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5">00/00/0000</text:date>, <text:time style:data-style-name="N2" text:time-value="07:07:32.4579610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4T13:07:05.178000000</meta:creation-date>
    <dc:date>2021-02-25T07:32:25.764885577</dc:date>
    <meta:editing-duration>PT2H51M42S</meta:editing-duration>
    <meta:editing-cycles>2</meta:editing-cycles>
    <meta:generator>LibreOffice/6.1.5.2$Linux_X86_64 LibreOffice_project/10$Build-2</meta:generator>
    <dc:creator>F4BJH Fabrice DECROP LONGET</dc:creator>
    <meta:document-statistic meta:table-count="2" meta:cell-count="30" meta:object-count="0"/>
  </office:meta>
</office:document-meta>
</file>